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Preformatted_20_Text">
      <style:text-properties fo:font-size="12pt" fo:font-weight="normal" style:font-size-asian="12pt" style:font-weight-asian="normal" style:font-size-complex="12pt" style:font-weight-complex="normal"/>
    </style:style>
    <style:style style:name="P2" style:family="paragraph" style:parent-style-name="Heading_20_3">
      <style:paragraph-properties fo:text-align="center" style:justify-single-word="false"/>
      <style:text-properties style:font-name="Liberation Serif" fo:font-size="18pt" style:font-size-asian="18pt" style:font-size-complex="18pt"/>
    </style:style>
    <style:style style:name="P3" style:family="paragraph" style:parent-style-name="Standard">
      <style:text-properties style:font-name="Liberation Serif"/>
    </style:style>
    <style:style style:name="P4" style:family="paragraph" style:parent-style-name="Standard">
      <style:text-properties style:font-name="Liberation Serif" fo:font-weight="bold" style:font-weight-asian="bold" style:font-weight-complex="bold"/>
    </style:style>
    <style:style style:name="P5" style:family="paragraph" style:parent-style-name="Standard"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P7" style:family="paragraph" style:parent-style-name="Standard">
      <style:text-properties style:font-name="Liberation Serif" fo:font-size="12pt" fo:font-weight="normal" style:font-size-asian="10.5pt" style:font-weight-asian="normal" style:font-size-complex="12pt" style:font-weight-complex="normal"/>
    </style:style>
    <style:style style:name="P8" style:family="paragraph" style:parent-style-name="Standard">
      <style:text-properties fo:color="#ff3333" style:font-name="Liberation Serif"/>
    </style:style>
    <style:style style:name="P9" style:family="paragraph" style:parent-style-name="Standard">
      <style:text-properties fo:color="#000000" style:font-name="Liberation Serif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style:font-name="Liberation Serif"/>
    </style:style>
    <style:style style:name="T3" style:family="text">
      <style:text-properties style:font-name="Liberation Serif" fo:font-weight="normal" style:font-weight-asian="normal" style:font-weight-complex="normal"/>
    </style:style>
    <style:style style:name="T4" style:family="text"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T5" style:family="text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T6" style:family="text">
      <style:text-properties fo:color="#ff3333"/>
    </style:style>
    <style:style style:name="T7" style:family="text">
      <style:text-properties fo:color="#0000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3"><text:bookmark text:name="section-102.5"/>102.5 Use RPM and YUM package management</text:h>
      <text:p text:style-name="P3"/>
      <text:p text:style-name="P3"/>
      <text:p text:style-name="P4">Perform package management using RPM and YUM tools. Tasks include installing, re-installing, upgrading, and removing packages using RPM and YUM; obtaining information on RPM packages such as version, status, dependencies, integrity, and signatures; and determining what files a package provides, as well as finding which package a specific file comes from. </text:p>
      <text:p text:style-name="P3"/>
      <text:p text:style-name="P3"><text:line-break/><text:line-break/>Packages = program + man pages + conf etc …. ready for installation on a Linux system<text:line-break/>Red-Hat based distributions : RedHat, Fedora, CentOs<text:line-break/><text:line-break/></text:p>
      <text:p text:style-name="P5">Rpm (RedHat Package Manager)<text:line-break/></text:p>
      <text:p text:style-name="P6">manage packages, introduced in 1995 by RedHat and is the most popular package manager for RPM based distributions.<text:line-break/>LSB = Linux Standard Base = standardise the software system structure<text:line-break/>main configuration file : /usr/lib/rpm/rpmrc<text:line-break/>it's better to create a /etc/rpmrc (for global settings) or ~/.rpmrc (for user basis) to configure<text:line-break/>RPM, /usr/lib/rpm/rpmrc is more for CPU architecture optimisation</text:p>
      <text:p text:style-name="P5"/>
      <text:p text:style-name="P6">command = rpm = redhat packets manager<text:line-break/>rpm -i xxx.rpm = install a downloaded package (can take a list of files in the right order)<text:line-break/>rpm remove xxx or rpm -e or –erase xxx = remove a package<text:line-break/>--force : force installation<text:line-break/>--nodeps = doesnt do any dependencies check</text:p>
      <text:p text:style-name="P6">rpm –e –test xxx = fake a removal of a specific package</text:p>
      <text:p text:style-name="P6">rpm -U xxx = if package is already known (path or url) or downloaded, then -U will update or install package</text:p>
      <text:p text:style-name="P6">rpm -F or --freshen will only update or freshens the package on the system<text:line-break/>rpm -q xxx = query if package is installed on system<text:line-break/>rpm -qi xxx = query info about package<text:line-break/>rpm -ql xxx = display files about package</text:p>
      <text:p text:style-name="P1"><text:span text:style-name="Strong_20_Emphasis"><text:span text:style-name="T3">rpm -qa | sort | more = queries and verifies all packages in the system and sort them all</text:span></text:span></text:p>
      <text:p text:style-name="P1"><text:span text:style-name="Strong_20_Emphasis"><text:span text:style-name="T3">rpm -qR xxx = display dependencies</text:span></text:span></text:p>
      <text:p text:style-name="P1"><text:span text:style-name="Strong_20_Emphasis"><text:span text:style-name="T3">rpm -vK xxx.rpm = check integrity of file, md5 or sha1</text:span></text:span></text:p>
      <text:p text:style-name="P1"><text:span text:style-name="Strong_20_Emphasis"><text:span text:style-name="T3">rpm -V or –verify = verify package<text:line-break/>rpm -b = builds a binary package (given source code + config files)<text:line-break/>--rebuilddb : rebuilds rpm database to fix errors<text:line-break/>rpm -h or –hash (mostly use with -i, -U, -F etc …) : displays hashes(#) to show progression of current work<text:line-break/>-v = verbose mode</text:span></text:span></text:p>
      <text:p text:style-name="P5"/>
      <text:p text:style-name="P5">yum (Yellowdog Updater Modified)</text:p>
      <text:p text:style-name="P6">manage packages and adds automatic updates, including dependencies management<text:line-break/>YUM behaves like apg-get for debian systems, retrieve the package and include dependencies<text:line-break/>kyum and yumex = GUI tools for yum<text:line-break/><text:soft-page-break/>configured in /etc/yum.conf and others in<text:line-break/>/etc/yum.repos.d/ directory<text:line-break/>yum primary options don't use any dash<text:line-break/><text:line-break/>yum install xxx = installs xxx package<text:line-break/>yum clean = clean local db which contains info about packages</text:p>
      <text:p text:style-name="P6">yum makecache = create info in local db, useful after changing repo configuration in /etc/yum.repos.d/ for example<text:line-break/>yum upgrade xxx = update + --obsolete flag<text:line-break/>yum list xxx = chec if package is installed<text:line-break/>yum info xxx = get info about xxx package<text:line-break/>yum search xxx = search for the xxx package to see where is it mentioned</text:p>
      <text:p text:style-name="P1"><text:span text:style-name="Strong_20_Emphasis"><text:span text:style-name="T3">yum deplist $(rpm -q gcl) = display dependecie</text:span></text:span><text:span text:style-name="Strong_20_Emphasis"><text:span text:style-name="T2">s<text:line-break/></text:span></text:span><text:span text:style-name="Strong_20_Emphasis"><text:span text:style-name="T3">yum update (xxx) : updates all packages on system or a specified package</text:span></text:span><text:span text:style-name="Strong_20_Emphasis"><text:span text:style-name="T2"><text:line-break/></text:span></text:span><text:span text:style-name="Strong_20_Emphasis"><text:span text:style-name="T3">yum reinstall : reinstalls a package<text:line-break/>check-update : check if updates are available<text:line-break/>remove or erase : delete a package<text:line-break/>yum shell : enters yum in shell mode<text:line-break/>yum localinstall xxx = installs the local (downloaded) xxx package and uses yum repos to match dependencies</text:span></text:span></text:p>
      <text:p text:style-name="P1"><text:span text:style-name="Strong_20_Emphasis"><text:span text:style-name="T3">yum localupdate xxx = same as localinstall but for an update</text:span></text:span><text:span text:style-name="T4"><text:line-break/></text:span></text:p>
      <text:p text:style-name="P5">/etc/yum.conf</text:p>
      <text:p text:style-name="P7">yum configuration file, might contain repository locations as well</text:p>
      <text:p text:style-name="P5"/>
      <text:p text:style-name="Standard"><text:span text:style-name="T4">rpm2cpio<text:line-break/></text:span><text:span text:style-name="T5">converts an rpm package to a cpio archive<text:line-break/>RPMs are actually sightly modified cpio archives<text:line-break/>cpio = archive create from filenames on the standard input<text:line-break/></text:span><text:span text:style-name="Source_20_Text"><text:span text:style-name="T5">find /home/ | cpio -o &gt; /mnt/backup/home-backup.cpio = generate backup of home<text:line-break/>rpm2cpio samba-3.6.5-86.fc17.1.src.rpm &gt; samba-3.6.5-86.fc17.1.src.cpio = from compressed rpm file to archive cpio file<text:line-break/>cpio -i --make-directories &lt; samba-3.6.5-86.fc17.1.src.cpio = extracts archive with -i and creates directories –make-directories<text:line-break/>rpm2cpio samba-3.6.5-86.fc17.1.src.rpm | cpio -i –make-directories = same without redir ope </text:span></text:span></text:p>
      <text:p text:style-name="P5"/>
      <text:p text:style-name="P5">/etc/yum.repos.d/</text:p>
      <text:p text:style-name="P7">contains repositories location files which set the specific locations where to retrieve packages/updates etc ...</text:p>
      <text:p text:style-name="P5"/>
      <text:p text:style-name="P5">yumdownloader</text:p>
      <text:p text:style-name="P6">download rpm packages</text:p>
      <text:p text:style-name="P6">yumdownloader –resolve xxx = download xxx package and resolve dependencies<text:line-break/></text:p>
      <text:p text:style-name="P5"><text:line-break/></text:p>
      <text:p text:style-name="P5">Objectives :</text:p>
      <text:p text:style-name="P3"/>
      <text:p text:style-name="P3">Install, re-install, upgrade and remove packages using RPM and YUM. </text:p>
      <text:p text:style-name="P3">Obtain information on RPM packages such as version, status, dependencies, integrity and signatures. </text:p>
      <text:p text:style-name="P3"><text:soft-page-break/>Determine what files a package provides, as well as find which package a specific file comes from. </text:p>
      <text:p text:style-name="P3"><text:line-break/><text:span text:style-name="T1">Sources</text:span></text:p>
      <text:p text:style-name="P3"/>
      <text:p text:style-name="Standard"><text:span text:style-name="T2">LSB : </text:span><text:a xlink:type="simple" xlink:href="http://en.wikipedia.org/wiki/Linux_Standard_Base"><text:span text:style-name="T2">http://en.wikipedia.org/wiki/Linux_Standard_Base</text:span></text:a><text:span text:style-name="T2"><text:line-break/>LSB : http://www.linuxfoundation.org/collaborate/workgroups/lsb/about</text:span></text:p>
      <text:p text:style-name="Standard"><text:span text:style-name="T2">CPIO : </text:span><text:a xlink:type="simple" xlink:href="https://access.redhat.com/documentation/en-US/Red_Hat_Enterprise_Linux/4/html/Introduction_To_System_Administration/s3-disaster-backups-tech-cpio.html"><text:span text:style-name="T2">https://access.redhat.com/documentation/en-US/Red_Hat_Enterprise_Linux/4/html/Introduction_To_System_Administration/s3-disaster-backups-tech-cpio.html</text:span></text:a><text:span text:style-name="T2"><text:line-break/></text:span></text:p>
      <text:p text:style-name="P3"><text:line-break/><text:span text:style-name="T1">Questions</text:span></text:p>
      <text:p text:style-name="P3"/>
      <text:p text:style-name="P3">1. Which of the following statements is true about binary RPM packages that are built for a </text:p>
      <text:p text:style-name="P3">particular distribution? </text:p>
      <text:p text:style-name="P3">A. License requirements forbid using the package on any other distribution. </text:p>
      <text:p text:style-name="P3">B. They may be used in another RPM-based distribution only when you set the </text:p>
      <text:p text:style-name="P3"><text:s text:c="2"/>--convert-distrib parameter to rpm. </text:p>
      <text:p text:style-name="P3">C. They may be used in another RPM-based distribution only after you recompile the </text:p>
      <text:p text:style-name="P3"><text:s text:c="2"/>package’s source RPM. </text:p>
      <text:p text:style-name="P3">D. <text:span text:style-name="T6">They can be recompiled for an RPM-based distribution running on another type of </text:span></text:p>
      <text:p text:style-name="P8"><text:s text:c="2"/>CPU. </text:p>
      <text:p text:style-name="P3">E. <text:span text:style-name="T7">They can often be used on another RPM-based distribution for the same CPU </text:span></text:p>
      <text:p text:style-name="P3"><text:span text:style-name="T7"><text:s text:c="2"/>architecture, but this isn’t guaranteed. </text:span><text:line-break/><text:line-break/>2. An administrator types the following command on an RPM-based Linux distribution: </text:p>
      <text:p text:style-name="P3"># rpm -ivh megaprog.rpm </text:p>
      <text:p text:style-name="P3">What is the effect of this command? </text:p>
      <text:p text:style-name="P3">A. If the megaprog package is installed on the computer, it is uninstalled. </text:p>
      <text:p text:style-name="P3">B.<text:span text:style-name="T6"> If the megaprog.rpm package exists, is valid, and isn’t already installed on the </text:span></text:p>
      <text:p text:style-name="P3"><text:span text:style-name="T6"><text:s/>computer, it is installed. </text:span><text:line-break/>C. The megaprog.rpm source RPM package is compiled into a binary RPM for the </text:p>
      <text:p text:style-name="P3"><text:s text:c="5"/>computer. </text:p>
      <text:p text:style-name="P3">D. Nothing; megaprog.rpm isn’t a valid RPM filename, so rpm will refuse to operate on </text:p>
      <text:p text:style-name="P3"><text:s text:c="4"/>this file. </text:p>
      <text:p text:style-name="P3">E. The megaprog.rpm package replaces any earlier version of the package that’s already </text:p>
      <text:p text:style-name="P3"><text:s/>installed on the computer. <text:line-break/><text:line-break/>3.Which of the following commands will extract the contents of the myfonts.rpm file into </text:p>
      <text:p text:style-name="P3">the current directory? </text:p>
      <text:p text:style-name="P3">A. <text:span text:style-name="T6">rpm2cpio myfonts.rpm | cpio -i --make-directories</text:span> </text:p>
      <text:p text:style-name="P3">B. rpm2cpio myfonts.rpm &gt; make-directories<text:line-break/>C. rpm -e myfonts.rpm </text:p>
      <text:p text:style-name="P3">D. alien --to-extract myfonts.rpm </text:p>
      <text:p text:style-name="P3">E. rpmbuild --rebuild myfonts.rpm <text:line-break/><text:line-break/>4. Which of the following commands would you type to update the unzip program on a </text:p>
      <text:p text:style-name="P3">Fedora system to the latest version? (Select all that apply.) </text:p>
      <text:p text:style-name="P3">A. <text:span text:style-name="T6">yum update unzip</text:span> </text:p>
      <text:p text:style-name="P3">B. <text:span text:style-name="T6">yum upgrade unzip</text:span> </text:p>
      <text:p text:style-name="P3">C. yum -u unzip </text:p>
      <text:p text:style-name="P3">D.<text:span text:style-name="T7"> yum -U unzip</text:span></text:p>
      <text:p text:style-name="P3"><text:soft-page-break/>E. yum check-update unzip<text:line-break/><text:line-break/>5. How should you configure a system that uses Yum to access an additional Yum software </text:p>
      <text:p text:style-name="P3">repository? </text:p>
      <text:p text:style-name="P3">A. Edit the /etc/apt/sources.list file to include the repository site’s URL, as detailed </text:p>
      <text:p text:style-name="P3">on the repository’s Web site. </text:p>
      <text:p text:style-name="P3">B. <text:span text:style-name="T6">Download a package from the repository site and install it with RPM, or place a </text:span></text:p>
      <text:p text:style-name="P3"><text:span text:style-name="T6"><text:s text:c="2"/>configuration file from the repository site in the /etc/yum.repos.d directory.</text:span> </text:p>
      <text:p text:style-name="P3">C. Use the add-repository subcommand to yum or the Add Repository option in the File </text:p>
      <text:p text:style-name="P3"><text:s text:c="2"/>menu in yumex, passing it the URL of the repository. </text:p>
      <text:p text:style-name="P3">D. Edit the /etc/yum.conf file, locate the [repos] section, and add the URL to the </text:p>
      <text:p text:style-name="P3"><text:s text:c="2"/>repository after the existing repository URLs. </text:p>
      <text:p text:style-name="P3">E. <text:span text:style-name="T7">Edit the /etc/yum.conf file, locate the REPOSITORIES= line, and add the new </text:span></text:p>
      <text:p text:style-name="P9"><text:s text:c="2"/>repository to the colon-delimited list on that line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Liberation Serif" fo:font-size="14pt" fo:font-weight="bold" style:font-name-asian="WenQuanYi Micro Hei" style:font-size-asian="14pt" style:font-weight-asian="bold" style:font-name-complex="Lohit Hindi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Liberation Serif" fo:font-size="12pt" fo:font-weight="bold" style:font-name-asian="WenQuanYi Micro Hei" style:font-size-asian="12pt" style:font-weight-asian="bold" style:font-name-complex="Lohit Hindi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WenQuanYi Micro Hei1" style:font-size-asian="10pt" style:font-name-complex="Lohit Hindi2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DejaVu Sans Mono" style:font-name-asian="WenQuanYi Micro Hei1" style:font-name-complex="Lohit Hindi2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</meta:initial-creator>
    <meta:creation-date>2014-07-20T22:35:57</meta:creation-date>
    <dc:date>2014-09-08T15:24:41</dc:date>
    <dc:creator>David </dc:creator>
    <meta:editing-duration>PT21H20S</meta:editing-duration>
    <meta:editing-cycles>116</meta:editing-cycles>
    <meta:generator>LibreOffice/3.5$Linux_X86_64 LibreOffice_project/350m1$Build-2</meta:generator>
    <meta:document-statistic meta:table-count="0" meta:image-count="0" meta:object-count="0" meta:page-count="4" meta:paragraph-count="78" meta:word-count="1154" meta:character-count="7333" meta:non-whitespace-character-count="6172"/>
  </office:meta>
</office:document-meta>
</file>